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none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Pivot_20_Table_20_Value" style:data-style-name="N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bject Size (KB)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Size per request (KB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Wed Jun 29 17:22:16 2022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table:formula="of:=1024*1024/[.D2]" office:value-type="float" office:value="64" calcext:value-type="float">
            <text:p>64</text:p>
          </table:table-cell>
          <table:table-cell office:value-type="float" office:value="14.0836" calcext:value-type="float">
            <text:p>14.0836</text:p>
          </table:table-cell>
          <table:table-cell table:formula="of:=1*0.05+[.D2]/10000*0.004" office:value-type="float" office:value="0.0565536" calcext:value-type="float">
            <text:p>0.0565536</text:p>
          </table:table-cell>
        </table:table-row>
        <table:table-row table:style-name="ro1">
          <table:table-cell office:value-type="string" calcext:value-type="string">
            <text:p>Wed Jun 29 17:23:05 2022</text:p>
          </table:table-cell>
          <table:table-cell office:value-type="string" calcext:value-type="string">
            <text:p>GE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table:formula="of:=1024*1024/[.D3]" office:value-type="float" office:value="1048576" calcext:value-type="float">
            <text:p>1048576</text:p>
          </table:table-cell>
          <table:table-cell office:value-type="float" office:value="185.766" calcext:value-type="float">
            <text:p>185.766</text:p>
          </table:table-cell>
          <table:table-cell table:formula="of:=1*0.05+[.D3]/10000*0.004" office:value-type="float" office:value="0.0500004" calcext:value-type="float">
            <text:p>0.0500004</text:p>
          </table:table-cell>
        </table:table-row>
        <table:table-row table:style-name="ro1">
          <table:table-cell office:value-type="string" calcext:value-type="string">
            <text:p>Wed Jun 29 17:26:38 2022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table:formula="of:=1024*1024/[.D4]" office:value-type="float" office:value="64" calcext:value-type="float">
            <text:p>64</text:p>
          </table:table-cell>
          <table:table-cell office:value-type="float" office:value="13.7746" calcext:value-type="float">
            <text:p>13.7746</text:p>
          </table:table-cell>
          <table:table-cell table:formula="of:=1*0.05+[.D4]/10000*0.004" office:value-type="float" office:value="0.0565536" calcext:value-type="float">
            <text:p>0.0565536</text:p>
          </table:table-cell>
        </table:table-row>
        <table:table-row table:style-name="ro1">
          <table:table-cell office:value-type="string" calcext:value-type="string">
            <text:p>Wed Jun 29 17:27:11 2022</text:p>
          </table:table-cell>
          <table:table-cell office:value-type="string" calcext:value-type="string">
            <text:p>Multi-Fetch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table:formula="of:=1024*1024/[.D5]" office:value-type="float" office:value="64" calcext:value-type="float">
            <text:p>64</text:p>
          </table:table-cell>
          <table:table-cell office:value-type="float" office:value="13.7118" calcext:value-type="float">
            <text:p>13.7118</text:p>
          </table:table-cell>
          <table:table-cell table:formula="of:=1*0.05+[.D5]/10000*0.004" office:value-type="float" office:value="0.0565536" calcext:value-type="float">
            <text:p>0.0565536</text:p>
          </table:table-cell>
        </table:table-row>
        <table:table-row table:style-name="ro1">
          <table:table-cell office:value-type="string" calcext:value-type="string">
            <text:p>Wed Jun 29 17:27:59 2022</text:p>
          </table:table-cell>
          <table:table-cell office:value-type="string" calcext:value-type="string">
            <text:p>GE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table:formula="of:=1024*1024/[.D6]" office:value-type="float" office:value="1048576" calcext:value-type="float">
            <text:p>1048576</text:p>
          </table:table-cell>
          <table:table-cell office:value-type="float" office:value="151.436" calcext:value-type="float">
            <text:p>151.436</text:p>
          </table:table-cell>
          <table:table-cell table:formula="of:=1*0.05+[.D6]/10000*0.004" office:value-type="float" office:value="0.0500004" calcext:value-type="float">
            <text:p>0.0500004</text:p>
          </table:table-cell>
        </table:table-row>
        <table:table-row table:style-name="ro1">
          <table:table-cell office:value-type="string" calcext:value-type="string">
            <text:p>Wed Jun 29 17:31:02 2022</text:p>
          </table:table-cell>
          <table:table-cell office:value-type="string" calcext:value-type="string">
            <text:p>Multi-Fetch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table:formula="of:=1024*1024/[.D7]" office:value-type="float" office:value="64" calcext:value-type="float">
            <text:p>64</text:p>
          </table:table-cell>
          <table:table-cell office:value-type="float" office:value="12.6922" calcext:value-type="float">
            <text:p>12.6922</text:p>
          </table:table-cell>
          <table:table-cell table:formula="of:=1*0.05+[.D7]/10000*0.004" office:value-type="float" office:value="0.0565536" calcext:value-type="float">
            <text:p>0.0565536</text:p>
          </table:table-cell>
        </table:table-row>
        <table:table-row table:style-name="ro1">
          <table:table-cell office:value-type="string" calcext:value-type="string">
            <text:p>Wed Jun 29 17:31:36 2022</text:p>
          </table:table-cell>
          <table:table-cell office:value-type="string" calcext:value-type="string">
            <text:p>GE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table:formula="of:=1024*1024/[.D8]" office:value-type="float" office:value="1048576" calcext:value-type="float">
            <text:p>1048576</text:p>
          </table:table-cell>
          <table:table-cell office:value-type="float" office:value="195.724" calcext:value-type="float">
            <text:p>195.724</text:p>
          </table:table-cell>
          <table:table-cell table:formula="of:=1*0.05+[.D8]/10000*0.004" office:value-type="float" office:value="0.0500004" calcext:value-type="float">
            <text:p>0.0500004</text:p>
          </table:table-cell>
        </table:table-row>
        <table:table-row table:style-name="ro1">
          <table:table-cell office:value-type="string" calcext:value-type="string">
            <text:p>Wed Jun 29 17:35:25 2022</text:p>
          </table:table-cell>
          <table:table-cell office:value-type="string" calcext:value-type="string">
            <text:p>Multi-Fetch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table:formula="of:=1024*1024/[.D9]" office:value-type="float" office:value="64" calcext:value-type="float">
            <text:p>64</text:p>
          </table:table-cell>
          <table:table-cell office:value-type="float" office:value="13.8101" calcext:value-type="float">
            <text:p>13.8101</text:p>
          </table:table-cell>
          <table:table-cell table:formula="of:=1*0.05+[.D9]/10000*0.004" office:value-type="float" office:value="0.0565536" calcext:value-type="float">
            <text:p>0.0565536</text:p>
          </table:table-cell>
        </table:table-row>
        <table:table-row table:style-name="ro1">
          <table:table-cell office:value-type="string" calcext:value-type="string">
            <text:p>Wed Jun 29 17:36:14 2022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table:formula="of:=1024*1024/[.D10]" office:value-type="float" office:value="64" calcext:value-type="float">
            <text:p>64</text:p>
          </table:table-cell>
          <table:table-cell office:value-type="float" office:value="13.696" calcext:value-type="float">
            <text:p>13.696</text:p>
          </table:table-cell>
          <table:table-cell table:formula="of:=1*0.05+[.D10]/10000*0.004" office:value-type="float" office:value="0.0565536" calcext:value-type="float">
            <text:p>0.0565536</text:p>
          </table:table-cell>
        </table:table-row>
      </table:table>
      <table:table table:name="Pivot Table_out_1" table:style-name="ta1">
        <table:shapes>
          <draw:frame draw:z-index="0" draw:style-name="gr1" draw:text-style-name="P1" svg:width="453.51pt" svg:height="255.09pt" svg:x="520.89pt" svg:y="137.62pt">
            <draw:object draw:notify-on-update-of-ranges="'Pivot Table_out_1'.J5:'Pivot Table_out_1'.J5 'Pivot Table_out_1'.J6:'Pivot Table_out_1'.J7 'Pivot Table_out_1'.K5:'Pivot Table_out_1'.K5 'Pivot Table_out_1'.K6:'Pivot Table_out_1'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3"/>
        <table:table-column table:style-name="co9" table:number-columns-repeated="2" table:default-cell-style-name="ce8"/>
        <table:table-column table:style-name="co10" table:default-cell-style-name="ce13"/>
        <table:table-column table:style-name="co7" table:default-cell-style-name="ce17"/>
        <table:table-column table:style-name="co7" table:number-columns-repeated="6" table:default-cell-style-name="Default"/>
        <table:table-row table:style-name="ro1">
          <table:table-cell table:style-name="ce1"/>
          <table:table-cell table:style-name="ce6"/>
          <table:table-cell table:style-name="ce10"/>
          <table:table-cell table:style-name="ce11" office:value-type="string" calcext:value-type="string">
            <text:p>Type</text:p>
          </table:table-cell>
          <table:table-cell table:style-name="ce15"/>
          <table:table-cell table:number-columns-repeated="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Size per request (KB)</text:p>
          </table:table-cell>
          <table:table-cell table:style-name="ce7" office:value-type="string" calcext:value-type="string">
            <text:p># of requests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Multi-Fe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- Total Time (s)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3.8514" calcext:value-type="float">
            <text:p>13.8514</text:p>
          </table:table-cell>
          <table:table-cell office:value-type="float" office:value="13.4047" calcext:value-type="float">
            <text:p>13.404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77.642" calcext:value-type="float">
            <text:p>177.642</text:p>
          </table:table-cell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Average - Cost ($)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0565536" calcext:value-type="float">
            <text:p>0.0565536</text:p>
          </table:table-cell>
          <table:table-cell table:number-columns-repeated="3"/>
          <table:table-cell table:style-name="ce20"/>
          <table:table-cell table:style-name="ce20" office:value-type="string" calcext:value-type="string">
            <text:p>Cost ($)</text:p>
          </table:table-cell>
          <table:table-cell table:style-name="ce20" office:value-type="string" calcext:value-type="string">
            <text:p>Total Time (s)</text:p>
          </table:table-cell>
        </table:table-row>
        <table:table-row table:style-name="ro1">
          <table:table-cell table:style-name="ce5"/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500004" calcext:value-type="float">
            <text:p>0.0500004</text:p>
          </table:table-cell>
          <table:table-cell table:style-name="ce19"/>
          <table:table-cell table:number-columns-repeated="3"/>
          <table:table-cell table:style-name="ce20" office:value-type="string" calcext:value-type="string">
            <text:p>Multi-Fetch</text:p>
          </table:table-cell>
          <table:table-cell table:style-name="ce21" office:value-type="float" office:value="0.0565536" calcext:value-type="float">
            <text:p>0.0565536</text:p>
          </table:table-cell>
          <table:table-cell table:style-name="ce21" office:value-type="float" office:value="13.4047" calcext:value-type="float">
            <text:p>13.4047</text:p>
          </table:table-cell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20" office:value-type="string" calcext:value-type="string">
            <text:p>GET</text:p>
          </table:table-cell>
          <table:table-cell table:style-name="ce21" office:value-type="float" office:value="0.0500004" calcext:value-type="float">
            <text:p>0.0500004</text:p>
          </table:table-cell>
          <table:table-cell table:style-name="ce21" office:value-type="float" office:value="177.642" calcext:value-type="float">
            <text:p>177.642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E6" table:buttons="'Pivot Table_out_1'.A2 'Pivot Table_out_1'.B2 'Pivot Table_out_1'.C2 'Pivot Table_out_1'.D1" table:grand-total="none" table:show-filter-button="false">
          <table:source-cell-range table:cell-range-address="out.A1:out.G10"/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Multi-Fetc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Size per request (KB)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10485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63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average">
            <table:data-pilot-level table:show-empty="false" calcext:repeat-item-labels="false">
              <table:data-pilot-members>
                <table:data-pilot-member table:name="12.6922" table:display="true" table:show-details="true"/>
                <table:data-pilot-member table:name="13.696" table:display="true" table:show-details="true"/>
                <table:data-pilot-member table:name="13.7118" table:display="true" table:show-details="true"/>
                <table:data-pilot-member table:name="13.7746" table:display="true" table:show-details="true"/>
                <table:data-pilot-member table:name="13.8101" table:display="true" table:show-details="true"/>
                <table:data-pilot-member table:name="14.0836" table:display="true" table:show-details="true"/>
                <table:data-pilot-member table:name="151.436" table:display="true" table:show-details="true"/>
                <table:data-pilot-member table:name="185.766" table:display="true" table:show-details="true"/>
                <table:data-pilot-member table:name="195.7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average">
            <table:data-pilot-level table:show-empty="false" calcext:repeat-item-labels="false">
              <table:data-pilot-members>
                <table:data-pilot-member table:name="0.0500004" table:display="true" table:show-details="true"/>
                <table:data-pilot-member table:name="0.05655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8:05:22.359944857</dc:date>
    <meta:editing-duration>PT42S</meta:editing-duration>
    <meta:editing-cycles>1</meta:editing-cycles>
    <meta:document-statistic meta:table-count="2" meta:cell-count="1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Pivot Table_out_1'.J5:'Pivot Table_out_1'.K7" chart:data-source-has-labels="row" svg:x="1.331cm" svg:y="0.18cm" svg:width="14.349cm" svg:height="7.659cm">
          <chartooo:coordinate-region svg:x="1.952cm" svg:y="0.379cm" svg:width="13.117cm" svg:height="6.813cm"/>
          <chart:axis chart:dimension="x" chart:name="primary-x" chart:style-name="ch3">
            <chart:title svg:x="7.879cm" svg:y="8.019cm" chart:style-name="ch4">
              <text:p>Cost ($)</text:p>
            </chart:title>
          </chart:axis>
          <chart:axis chart:dimension="y" chart:name="primary-y" chart:style-name="ch3">
            <chart:title svg:x="0.451cm" svg:y="5.045cm" chart:style-name="ch5">
              <text:p>Total Time (s)</text:p>
            </chart:title>
            <chart:grid chart:style-name="ch6" chart:class="major"/>
          </chart:axis>
          <chart:series chart:style-name="ch7" chart:values-cell-range-address="'Pivot Table_out_1'.K6:'Pivot Table_out_1'.K7" chart:label-cell-address="'Pivot Table_out_1'.K5:'Pivot Table_out_1'.K5" chart:class="chart:scatter">
            <chart:domain table:cell-range-address="'Pivot Table_out_1'.J6:'Pivot Table_out_1'.J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otal Time (s)</text:p>
                <draw:g>
                  <svg:desc>'Pivot Table_out_1'.K5:'Pivot Table_out_1'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65536">
                <text:p>0.0565536</text:p>
                <draw:g>
                  <svg:desc>'Pivot Table_out_1'.J6:'Pivot Table_out_1'.J7</svg:desc>
                </draw:g>
              </table:table-cell>
              <table:table-cell office:value-type="float" office:value="13.4047">
                <text:p>13.4047</text:p>
                <draw:g>
                  <svg:desc>'Pivot Table_out_1'.K6:'Pivot Table_out_1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0004">
                <text:p>0.0500004</text:p>
              </table:table-cell>
              <table:table-cell office:value-type="float" office:value="177.642">
                <text:p>177.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